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md-code-font-family" svg:font-family="'var md-code-font-family'"/>
  </office:font-face-decls>
  <office:automatic-styles>
    <style:style style:name="P1" style:family="paragraph" style:parent-style-name="Horizontal_20_Line">
      <style:paragraph-properties fo:orphans="61"/>
    </style:style>
    <style:style style:name="P2" style:family="paragraph" style:parent-style-name="Text_20_body">
      <style:paragraph-properties fo:margin-left="0cm" fo:margin-right="0cm" fo:orphans="61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61" fo:text-indent="0cm" style:auto-text-indent="false"/>
    </style:style>
    <style:style style:name="P4" style:family="paragraph" style:parent-style-name="Heading_20_1">
      <style:paragraph-properties fo:margin-left="0cm" fo:margin-right="0cm" fo:margin-top="0cm" fo:margin-bottom="0cm" style:contextual-spacing="false" fo:line-height="130%" fo:orphans="61" fo:text-indent="0cm" style:auto-text-indent="false"/>
      <style:text-properties fo:font-weight="normal"/>
    </style:style>
    <style:style style:name="P5" style:family="paragraph" style:parent-style-name="Heading_20_3">
      <style:paragraph-properties fo:margin-left="0cm" fo:margin-right="0cm" fo:line-height="150%" fo:orphans="61" fo:text-indent="0cm" style:auto-text-indent="false"/>
      <style:text-properties fo:font-weight="normal"/>
    </style:style>
    <style:style style:name="P6" style:family="paragraph" style:parent-style-name="Heading_20_4">
      <style:paragraph-properties fo:margin-left="0cm" fo:margin-right="0cm" fo:orphans="61" fo:text-indent="0cm" style:auto-text-indent="false"/>
      <style:text-properties fo:font-weight="bold"/>
    </style:style>
    <style:style style:name="P7" style:family="paragraph" style:parent-style-name="Preformatted_20_Text">
      <style:paragraph-properties fo:margin-left="0cm" fo:margin-right="0cm" fo:line-height="140%" fo:orphans="61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line-height="140%" fo:orphans="61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10" style:family="paragraph" style:parent-style-name="Standard">
      <style:paragraph-properties fo:orphans="61"/>
      <style:text-properties fo:background-color="#1f1f1f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orphans="61" fo:text-indent="0cm" style:auto-text-indent="false" fo:padding="0cm" fo:border="none"/>
    </style:style>
    <style:style style:name="P13" style:family="paragraph" style:parent-style-name="Text_20_body" style:list-style-name="L1">
      <style:paragraph-properties fo:margin-left="0cm" fo:margin-right="0cm" fo:orphans="61" fo:text-indent="0cm" style:auto-text-indent="false" fo:padding="0cm" fo:border="none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orphans="61" fo:text-indent="0cm" style:auto-text-indent="false" fo:padding="0cm" fo:border="none"/>
    </style:style>
    <style:style style:name="P15" style:family="paragraph" style:parent-style-name="Text_20_body" style:list-style-name="L2">
      <style:paragraph-properties fo:margin-left="0cm" fo:margin-right="0cm" fo:orphans="61" fo:text-indent="0cm" style:auto-text-indent="false" fo:padding="0cm" fo:border="none"/>
    </style:style>
    <style:style style:name="P16" style:family="paragraph" style:parent-style-name="Text_20_body" style:list-style-name="L3">
      <style:paragraph-properties fo:margin-left="0cm" fo:margin-right="0cm" fo:margin-top="0cm" fo:margin-bottom="0cm" style:contextual-spacing="false" fo:orphans="61" fo:text-indent="0cm" style:auto-text-indent="false" fo:padding="0cm" fo:border="none"/>
    </style:style>
    <style:style style:name="P17" style:family="paragraph" style:parent-style-name="Text_20_body" style:list-style-name="L3">
      <style:paragraph-properties fo:margin-left="0cm" fo:margin-right="0cm" fo:orphans="61" fo:text-indent="0cm" style:auto-text-indent="false" fo:padding="0cm" fo:border="none"/>
    </style:style>
    <style:style style:name="P18" style:family="paragraph" style:parent-style-name="Text_20_body">
      <style:paragraph-properties fo:orphans="61"/>
    </style:style>
    <style:style style:name="P19" style:family="paragraph" style:parent-style-name="Text_20_body" style:list-style-name="L1">
      <style:paragraph-properties fo:margin-left="0cm" fo:margin-right="0cm" fo:margin-top="0cm" fo:margin-bottom="0cm" style:contextual-spacing="false" fo:orphans="61" fo:text-indent="0cm" style:auto-text-indent="false" fo:padding="0cm" fo:border="none"/>
      <style:text-properties fo:background-color="#ffff00"/>
    </style:style>
    <style:style style:name="T1" style:family="text">
      <style:text-properties style:font-name="var md-code-font-family" loext:padding="0cm" loext:border="none"/>
    </style:style>
    <style:style style:name="T2" style:family="text">
      <style:text-properties loext:padding="0cm" loext:border="none"/>
    </style:style>
    <style:style style:name="T3" style:family="text">
      <style:text-properties fo:color="#569cd6" loext:opacity="100%"/>
    </style:style>
    <style:style style:name="T4" style:family="text">
      <style:text-properties fo:color="#cccccc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4fc1ff" loext:opacity="100%"/>
    </style:style>
    <style:style style:name="T9" style:family="text">
      <style:text-properties fo:color="#ce9178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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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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feedback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 text:name="simulador-de-batalla-pokemon"/>Simulador de Batalla Pokemon</text:h>
      <text:p text:style-name="P2"><text:span text:style-name="Strong_20_Emphasis">Descripción del Proyecto</text:span><text:line-break/>Este proyecto consiste en el desarrollo de una aplicación de simulación de batallas Pokémon en tres pantallas principales. La aplicación permitirá a los usuarios seleccionar sus Pokémon, ver una pantalla de presentación de enfrentamiento entre los dos Pokémon seleccionados, y llevar a cabo el combate entre ellos. A continuación, se detallan los requerimientos de cada pantalla:</text:p>
      <text:p text:style-name="P1"/>
      <text:h text:style-name="P6" text:outline-level="4"><text:bookmark text:name="pantalla-1-seleccion-de-pokemon"/>Pantalla 1: Selección de Pokémon</text:h>
      <text:list text:style-name="L1">
        <text:list-item>
          <text:p text:style-name="P12"><text:span text:style-name="Strong_20_Emphasis">Objetivo:</text:span> Permitir al usuario seleccionar un Pokémon de una lista predefinida.</text:p>
        </text:list-item>
        <text:list-item>
          <text:p text:style-name="P12"><text:span text:style-name="Strong_20_Emphasis">Descripción Funcional:</text:span></text:p>
          <text:list>
            <text:list-item>
              <text:p text:style-name="P12">Mostrar una lista de Pokémon disponibles con sus características básicas (nombre, tipo, nivel de poder).</text:p>
            </text:list-item>
            <text:list-item>
              <text:p text:style-name="P12">Permitir la selección de un Pokémon para el jugador y su oponente (selección automática o manual).</text:p>
            </text:list-item>
            <text:list-item>
              <text:p text:style-name="P19">Mostrar detalles del Pokémon seleccionado, incluyendo imagen, habilidades principales y estadísticas (ataque, defensa, velocidad, etc.).</text:p>
            </text:list-item>
          </text:list>
        </text:list-item>
        <text:list-item>
          <text:p text:style-name="P13"><text:span text:style-name="Strong_20_Emphasis">Requisitos Técnicos:</text:span> Implementación de botones y una interfaz amigable para la selección. Integración de una base de datos o JSON con la información de los Pokémon.</text:p>
        </text:list-item>
      </text:list>
      <text:p text:style-name="P10"><text:span text:style-name="T3">let</text:span><text:span text:style-name="T4"> </text:span><text:span text:style-name="T5">pokemonSeleccionadoJugador</text:span><text:span text:style-name="T4"> </text:span><text:span text:style-name="T6">=</text:span><text:span text:style-name="T4"> </text:span><text:span text:style-name="T3">null</text:span><text:span text:style-name="T4">;</text:span></text:p>
      <text:p text:style-name="P9"><text:span text:style-name="T3">let</text:span><text:span text:style-name="T4"> </text:span><text:span text:style-name="T5">pokemonSeleccionadoOponente</text:span><text:span text:style-name="T4"> </text:span><text:span text:style-name="T6">=</text:span><text:span text:style-name="T4"> </text:span><text:span text:style-name="T3">null</text:span><text:span text:style-name="T4">;</text:span></text:p>
      <text:p text:style-name="Standard"/>
      <text:p text:style-name="P9"><text:span text:style-name="T3">function</text:span><text:span text:style-name="T4"> </text:span><text:span text:style-name="T7">inicializarPokemons</text:span><text:span text:style-name="T4">() {</text:span></text:p>
      <text:p text:style-name="Standard"/>
      <text:p text:style-name="P9"><text:span text:style-name="T4">    </text:span><text:span text:style-name="T3">const</text:span><text:span text:style-name="T4"> </text:span><text:span text:style-name="T8">container</text:span><text:span text:style-name="T4"> </text:span><text:span text:style-name="T6">=</text:span><text:span text:style-name="T4"> </text:span><text:span text:style-name="T5">document</text:span><text:span text:style-name="T4">.</text:span><text:span text:style-name="T7">getElementById</text:span><text:span text:style-name="T4">(</text:span><text:span text:style-name="T9">"pokemons-container"</text:span><text:span text:style-name="T4">);</text:span></text:p>
      <text:p text:style-name="P9"><text:span text:style-name="T4">    </text:span><text:span text:style-name="T8">container</text:span><text:span text:style-name="T4">.</text:span><text:span text:style-name="T5">innerHTML</text:span><text:span text:style-name="T4"> </text:span><text:span text:style-name="T6">=</text:span><text:span text:style-name="T4"> </text:span><text:span text:style-name="T9">""</text:span><text:span text:style-name="T4">;</text:span></text:p>
      <text:p text:style-name="Standard"/>
      <text:p text:style-name="P9"><text:span text:style-name="T4">    </text:span><text:span text:style-name="T8">pokemons</text:span><text:span text:style-name="T4">.</text:span><text:span text:style-name="T7">forEach</text:span><text:span text:style-name="T4">((</text:span><text:span text:style-name="T5">pokemons</text:span><text:span text:style-name="T4">, </text:span><text:span text:style-name="T5">index</text:span><text:span text:style-name="T4">) </text:span><text:span text:style-name="T3">=&gt;</text:span><text:span text:style-name="T4"> {</text:span></text:p>
      <text:p text:style-name="P9"><text:span text:style-name="T4">        </text:span><text:span text:style-name="T3">const</text:span><text:span text:style-name="T4"> </text:span><text:span text:style-name="T8">pokemonDiv</text:span><text:span text:style-name="T4"> </text:span><text:span text:style-name="T6">=</text:span><text:span text:style-name="T4"> </text:span><text:span text:style-name="T5">document</text:span><text:span text:style-name="T4">.</text:span><text:span text:style-name="T7">createElement</text:span><text:span text:style-name="T4">(</text:span><text:span text:style-name="T9">"div"</text:span><text:span text:style-name="T4">);</text:span></text:p>
      <text:p text:style-name="P9"><text:span text:style-name="T4">        </text:span><text:span text:style-name="T8">pokemonDiv</text:span><text:span text:style-name="T4">.</text:span><text:span text:style-name="T8">classList</text:span><text:span text:style-name="T4">.</text:span><text:span text:style-name="T7">add</text:span><text:span text:style-name="T4">(</text:span><text:span text:style-name="T9">"pokemon"</text:span><text:span text:style-name="T4">);</text:span></text:p>
      <text:p text:style-name="P9"><text:span text:style-name="T4">        </text:span><text:span text:style-name="T8">pokemonDiv</text:span><text:span text:style-name="T4">.</text:span><text:span text:style-name="T5">innerHTML</text:span><text:span text:style-name="T4"> </text:span><text:span text:style-name="T6">=</text:span><text:span text:style-name="T4"> </text:span><text:span text:style-name="T9">`</text:span></text:p>
      <text:p text:style-name="P9"><text:span text:style-name="T9">            &lt;img src="</text:span><text:span text:style-name="T3">${</text:span><text:span text:style-name="T5">pokemons</text:span><text:span text:style-name="T6">.</text:span><text:span text:style-name="T5">img</text:span><text:span text:style-name="T3">}</text:span><text:span text:style-name="T9">" alt="</text:span><text:span text:style-name="T3">${</text:span><text:span text:style-name="T5">pokemons</text:span><text:span text:style-name="T6">.</text:span><text:span text:style-name="T5">name</text:span><text:span text:style-name="T3">}</text:span><text:span text:style-name="T9">" class="pokemon-imagen"&gt;</text:span></text:p>
      <text:p text:style-name="P9"><text:span text:style-name="T9">            &lt;h2&gt;</text:span><text:span text:style-name="T3">${</text:span><text:span text:style-name="T5">pokemons</text:span><text:span text:style-name="T6">.</text:span><text:span text:style-name="T5">name</text:span><text:span text:style-name="T3">}</text:span><text:span text:style-name="T9">&lt;/h2&gt;</text:span></text:p>
      <text:p text:style-name="P9"><text:span text:style-name="T9">            &lt;h3&gt;</text:span><text:span text:style-name="T3">${</text:span><text:span text:style-name="T5">pokemons</text:span><text:span text:style-name="T6">.</text:span><text:span text:style-name="T5">id</text:span><text:span text:style-name="T3">}</text:span><text:span text:style-name="T9">&lt;/h3&gt;</text:span></text:p>
      <text:p text:style-name="P9"><text:span text:style-name="T9">            &lt;p class="type"&gt;Tipo: </text:span><text:span text:style-name="T3">${</text:span><text:span text:style-name="T5">pokemons</text:span><text:span text:style-name="T6">.</text:span><text:span text:style-name="T5">types</text:span><text:span text:style-name="T6">.</text:span><text:span text:style-name="T7">join</text:span><text:span text:style-name="T6">(</text:span><text:span text:style-name="T9">", "</text:span><text:span text:style-name="T6">)</text:span><text:span text:style-name="T3">}</text:span><text:span text:style-name="T9">&lt;/p&gt;</text:span></text:p>
      <text:p text:style-name="Standard"/>
      <text:p text:style-name="P9"><text:span text:style-name="T9">        `</text:span><text:span text:style-name="T4">;</text:span></text:p>
      <text:p text:style-name="P9"><text:span text:style-name="T4">        </text:span><text:span text:style-name="T8">pokemonDiv</text:span><text:span text:style-name="T4">.</text:span><text:span text:style-name="T7">addEventListener</text:span><text:span text:style-name="T4">(</text:span><text:span text:style-name="T9">"click"</text:span><text:span text:style-name="T4">, () </text:span><text:span text:style-name="T3">=&gt;</text:span><text:span text:style-name="T4"> </text:span><text:span text:style-name="T7">seleccionarPokemonManual</text:span><text:span text:style-name="T4">(</text:span><text:span text:style-name="T5">pokemons</text:span><text:span text:style-name="T4">, </text:span><text:span text:style-name="T8">pokemonDiv</text:span><text:span text:style-name="T4">));</text:span></text:p>
      <text:p text:style-name="Standard"/>
      <text:p text:style-name="P9"><text:span text:style-name="T4">        </text:span><text:span text:style-name="T8">container</text:span><text:span text:style-name="T4">.</text:span><text:span text:style-name="T7">appendChild</text:span><text:span text:style-name="T4">(</text:span><text:span text:style-name="T8">pokemonDiv</text:span><text:span text:style-name="T4">);</text:span></text:p>
      <text:p text:style-name="Standard"/>
      <text:p text:style-name="P11">    });</text:p>
      <text:p text:style-name="P11">}</text:p>
      <text:p text:style-name="P18"/>
      <text:h text:style-name="P6" text:outline-level="4"><text:bookmark text:name="pantalla-2-presentacion-vs"/><text:soft-page-break/>Pantalla 2: Presentación VS</text:h>
      <text:list text:style-name="L2">
        <text:list-item>
          <text:p text:style-name="P14"><text:span text:style-name="Strong_20_Emphasis">Objetivo:</text:span> Generar una presentación animada de los Pokémon seleccionados en un formato de "VS" (uno contra otro).</text:p>
        </text:list-item>
        <text:list-item>
          <text:p text:style-name="P14"><text:span text:style-name="Strong_20_Emphasis">Descripción Funcional:</text:span></text:p>
          <text:list>
            <text:list-item>
              <text:p text:style-name="P14">Mostrar una transición visual con el mensaje "VS" entre los Pokémon seleccionados del jugador y del oponente.</text:p>
            </text:list-item>
            <text:list-item>
              <text:p text:style-name="P14">Incluir una breve animación para crear expectativa antes del combate, mostrando los nombres y tipos de cada Pokémon.</text:p>
            </text:list-item>
            <text:list-item>
              <text:p text:style-name="P14">Añadir efectos visuales o de sonido para realzar el momento.</text:p>
            </text:list-item>
          </text:list>
        </text:list-item>
        <text:list-item>
          <text:p text:style-name="P15"><text:span text:style-name="Strong_20_Emphasis">Requisitos Técnicos:</text:span> Uso de animaciones y transiciones, posibilidad de agregar efectos de sonido y gráficos para mejorar la experiencia visual.</text:p>
        </text:list-item>
      </text:list>
      <text:p text:style-name="P1"/>
      <text:h text:style-name="P6" text:outline-level="4"><text:bookmark text:name="pantalla-3-combate"/>Pantalla 3: Combate</text:h>
      <text:list text:style-name="L3">
        <text:list-item>
          <text:p text:style-name="P16"><text:span text:style-name="Strong_20_Emphasis">Objetivo:</text:span> Simular la batalla entre los dos Pokémon seleccionados, permitiendo al jugador interactuar con los ataques y defensas.</text:p>
        </text:list-item>
        <text:list-item>
          <text:p text:style-name="P16"><text:span text:style-name="Strong_20_Emphasis">Descripción Funcional:</text:span></text:p>
          <text:list>
            <text:list-item>
              <text:p text:style-name="P16">Mostrar las estadísticas actuales de cada Pokémon (HP, energía, etc.) y actualizar los cambios en tiempo real.</text:p>
            </text:list-item>
            <text:list-item>
              <text:p text:style-name="P16">Ofrecer opciones de ataque, defensa y movimientos especiales según el Pokémon seleccionado.</text:p>
            </text:list-item>
            <text:list-item>
              <text:p text:style-name="P16">Implementar una mecánica de combate por turnos, donde el jugador y el oponente se alternen para realizar acciones.</text:p>
            </text:list-item>
            <text:list-item>
              <text:p text:style-name="P16">Mostrar efectos visuales y animaciones de los ataques.</text:p>
            </text:list-item>
            <text:list-item>
              <text:p text:style-name="P16">Definir una lógica de combate que considere los tipos y habilidades de cada Pokémon.</text:p>
            </text:list-item>
          </text:list>
        </text:list-item>
        <text:list-item>
          <text:p text:style-name="P17"><text:span text:style-name="Strong_20_Emphasis">Requisitos Técnicos:</text:span> Implementación de lógica de combate por turnos, actualización de la interfaz en tiempo real y uso de animaciones para los ataques.</text:p>
        </text:list-item>
      </text:list>
      <text:p text:style-name="P1"/>
      <text:p text:style-name="P2"><text:span text:style-name="Strong_20_Emphasis">Objetivos del Proyecto:</text:span> - Crear una experiencia de combate Pokémon atractiva y fluida que involucre a los jugadores. - Desarrollar un sistema de batalla simple que permita entender fácilmente los puntos fuertes y débiles de cada Pokémon en el combate. - Facilitar una interfaz visualmente atractiva que imite la experiencia de los juegos de Pokémon clásicos.</text:p>
      <text:p text:style-name="P2">--</text:p>
      <text:h text:style-name="P5" text:outline-level="3"><text:bookmark text:name="recursos"/>Recursos</text:h>
      <text:h text:style-name="P6" text:outline-level="4"><text:bookmark text:name="array-de-pokemons-para-usar"/>Array de Pokemons para usar</text:h>
      <text:p text:style-name="P7"><text:span text:style-name="Source_20_Text"><text:span text:style-name="T1">const pokemons = [</text:span></text:span></text:p>
      <text:p text:style-name="P7"><text:span text:style-name="Source_20_Text"><text:span text:style-name="T2"><text:s text:c="4"/></text:span></text:span><text:span text:style-name="Source_20_Text"><text:span text:style-name="T1">{ id: 1, name: "Bulbasaur", img: "https://projectpokemon.org/images/normal-sprite/bulbasaur.gif", types: ["Grass", "Poison"], attack: 49, defense: 49, hp: 45 },</text:span></text:span></text:p>
      <text:p text:style-name="P7"><text:soft-page-break/><text:span text:style-name="Source_20_Text"><text:span text:style-name="T2"><text:s text:c="4"/></text:span></text:span><text:span text:style-name="Source_20_Text"><text:span text:style-name="T1">{ id: 2, name: "Ivysaur", img: "https://projectpokemon.org/images/normal-sprite/ivysaur.gif", types: ["Grass", "Poison"], attack: 62, defense: 63, hp: 60 },</text:span></text:span></text:p>
      <text:p text:style-name="P7"><text:span text:style-name="Source_20_Text"><text:span text:style-name="T2"><text:s text:c="4"/></text:span></text:span><text:span text:style-name="Source_20_Text"><text:span text:style-name="T1">{ id: 3, name: "Venusaur", img: "https://projectpokemon.org/images/normal-sprite/venusaur.gif", types: ["Grass", "Poison"], attack: 82, defense: 83, hp: 80 },</text:span></text:span></text:p>
      <text:p text:style-name="P7"><text:span text:style-name="Source_20_Text"><text:span text:style-name="T2"><text:s text:c="4"/></text:span></text:span><text:span text:style-name="Source_20_Text"><text:span text:style-name="T1">{ id: 4, name: "Charmander", img: "https://projectpokemon.org/images/normal-sprite/charmander.gif", types: ["Fire"], attack: 52, defense: 43, hp: 39 },</text:span></text:span></text:p>
      <text:p text:style-name="P7"><text:span text:style-name="Source_20_Text"><text:span text:style-name="T2"><text:s text:c="4"/></text:span></text:span><text:span text:style-name="Source_20_Text"><text:span text:style-name="T1">{ id: 5, name: "Charmeleon", img: "https://projectpokemon.org/images/normal-sprite/charmeleon.gif", types: ["Fire"], attack: 64, defense: 58, hp: 58 },</text:span></text:span></text:p>
      <text:p text:style-name="P7"><text:span text:style-name="Source_20_Text"><text:span text:style-name="T2"><text:s text:c="4"/></text:span></text:span><text:span text:style-name="Source_20_Text"><text:span text:style-name="T1">{ id: 6, name: "Charizard", img: "https://projectpokemon.org/images/normal-sprite/charizard.gif", types: ["Fire", "Flying"], attack: 84, defense: 78, hp: 78 },</text:span></text:span></text:p>
      <text:p text:style-name="P7"><text:span text:style-name="Source_20_Text"><text:span text:style-name="T2"><text:s text:c="4"/></text:span></text:span><text:span text:style-name="Source_20_Text"><text:span text:style-name="T1">{ id: 7, name: "Squirtle", img: "https://projectpokemon.org/images/normal-sprite/squirtle.gif", types: ["Water"], attack: 48, defense: 65, hp: 44 },</text:span></text:span></text:p>
      <text:p text:style-name="P7"><text:span text:style-name="Source_20_Text"><text:span text:style-name="T2"><text:s text:c="4"/></text:span></text:span><text:span text:style-name="Source_20_Text"><text:span text:style-name="T1">{ id: 8, name: "Wartortle", img: "https://projectpokemon.org/images/normal-sprite/wartortle.gif", types: ["Water"], attack: 63, defense: 80, hp: 59 },</text:span></text:span></text:p>
      <text:p text:style-name="P7"><text:span text:style-name="Source_20_Text"><text:span text:style-name="T2"><text:s text:c="4"/></text:span></text:span><text:span text:style-name="Source_20_Text"><text:span text:style-name="T1">{ id: 9, name: "Blastoise", img: "https://projectpokemon.org/images/normal-sprite/blastoise.gif", types: ["Water"], attack: 83, defense: 100, hp: 79 },</text:span></text:span></text:p>
      <text:p text:style-name="P7"><text:span text:style-name="Source_20_Text"><text:span text:style-name="T2"><text:s text:c="4"/></text:span></text:span><text:span text:style-name="Source_20_Text"><text:span text:style-name="T1">{ id: 10, name: "Caterpie", img: "https://projectpokemon.org/images/normal-sprite/caterpie.gif", types: ["Bug"], attack: 30, defense: 35, hp: 45 },</text:span></text:span></text:p>
      <text:p text:style-name="P7"><text:span text:style-name="Source_20_Text"><text:span text:style-name="T2"><text:s text:c="4"/></text:span></text:span><text:span text:style-name="Source_20_Text"><text:span text:style-name="T1">{ id: 11, name: "Metapod", img: "https://projectpokemon.org/images/normal-sprite/metapod.gif", types: ["Bug"], attack: 20, defense: 55, hp: 50 },</text:span></text:span></text:p>
      <text:p text:style-name="P7"><text:span text:style-name="Source_20_Text"><text:span text:style-name="T2"><text:s text:c="4"/></text:span></text:span><text:span text:style-name="Source_20_Text"><text:span text:style-name="T1">{ id: 12, name: "Butterfree", img: "https://projectpokemon.org/images/normal-sprite/butterfree.gif", types: ["Bug", "Flying"], attack: 45, defense: 50, hp: 60 },</text:span></text:span></text:p>
      <text:p text:style-name="P7"><text:span text:style-name="Source_20_Text"><text:span text:style-name="T2"><text:s text:c="4"/></text:span></text:span><text:span text:style-name="Source_20_Text"><text:span text:style-name="T1">{ id: 13, name: "Weedle", img: "https://projectpokemon.org/images/normal-sprite/weedle.gif", types: ["Bug", "Poison"], attack: 35, defense: 30, hp: 40 },</text:span></text:span></text:p>
      <text:p text:style-name="P7"><text:span text:style-name="Source_20_Text"><text:span text:style-name="T2"><text:s text:c="4"/></text:span></text:span><text:span text:style-name="Source_20_Text"><text:span text:style-name="T1">{ id: 14, name: "Kakuna", img: "https://projectpokemon.org/images/normal-sprite/kakuna.gif", types: ["Bug", "Poison"], attack: 25, defense: 50, hp: 45 },</text:span></text:span></text:p>
      <text:p text:style-name="P7"><text:span text:style-name="Source_20_Text"><text:span text:style-name="T2"><text:s text:c="4"/></text:span></text:span><text:span text:style-name="Source_20_Text"><text:span text:style-name="T1">{ id: 15, name: "Beedrill", img: "https://projectpokemon.org/images/normal-sprite/beedrill.gif", types: ["Bug", "Poison"], attack: 90, defense: 40, hp: 65 },</text:span></text:span></text:p>
      <text:p text:style-name="P7"><text:soft-page-break/><text:span text:style-name="Source_20_Text"><text:span text:style-name="T2"><text:s text:c="4"/></text:span></text:span><text:span text:style-name="Source_20_Text"><text:span text:style-name="T1">{ id: 16, name: "Pidgey", img: "https://projectpokemon.org/images/normal-sprite/pidgey.gif", types: ["Normal", "Flying"], attack: 45, defense: 40, hp: 40 },</text:span></text:span></text:p>
      <text:p text:style-name="P7"><text:span text:style-name="Source_20_Text"><text:span text:style-name="T2"><text:s text:c="4"/></text:span></text:span><text:span text:style-name="Source_20_Text"><text:span text:style-name="T1">{ id: 17, name: "Pidgeotto", img: "https://projectpokemon.org/images/normal-sprite/pidgeotto.gif", types: ["Normal", "Flying"], attack: 60, defense: 55, hp: 63 },</text:span></text:span></text:p>
      <text:p text:style-name="P7"><text:span text:style-name="Source_20_Text"><text:span text:style-name="T2"><text:s text:c="4"/></text:span></text:span><text:span text:style-name="Source_20_Text"><text:span text:style-name="T1">{ id: 18, name: "Pidgeot", img: "https://projectpokemon.org/images/normal-sprite/pidgeot.gif", types: ["Normal", "Flying"], attack: 80, defense: 75, hp: 83 },</text:span></text:span></text:p>
      <text:p text:style-name="P7"><text:span text:style-name="Source_20_Text"><text:span text:style-name="T2"><text:s text:c="4"/></text:span></text:span><text:span text:style-name="Source_20_Text"><text:span text:style-name="T1">{ id: 19, name: "Rattata", img: "https://projectpokemon.org/images/normal-sprite/rattata.gif", types: ["Normal"], attack: 56, defense: 35, hp: 30 },</text:span></text:span></text:p>
      <text:p text:style-name="P7"><text:span text:style-name="Source_20_Text"><text:span text:style-name="T2"><text:s text:c="4"/></text:span></text:span><text:span text:style-name="Source_20_Text"><text:span text:style-name="T1">{ id: 20, name: "Raticate", img: "https://projectpokemon.org/images/normal-sprite/raticate.gif", types: ["Normal"], attack: 81, defense: 60, hp: 55 },</text:span></text:span></text:p>
      <text:p text:style-name="P7"><text:span text:style-name="Source_20_Text"><text:span text:style-name="T2"><text:s text:c="4"/></text:span></text:span><text:span text:style-name="Source_20_Text"><text:span text:style-name="T1">{ id: 21, name: "Spearow", img: "https://projectpokemon.org/images/normal-sprite/spearow.gif", types: ["Normal", "Flying"], attack: 60, defense: 30, hp: 40 },</text:span></text:span></text:p>
      <text:p text:style-name="P7"><text:span text:style-name="Source_20_Text"><text:span text:style-name="T2"><text:s text:c="4"/></text:span></text:span><text:span text:style-name="Source_20_Text"><text:span text:style-name="T1">{ id: 22, name: "Fearow", img: "https://projectpokemon.org/images/normal-sprite/fearow.gif", types: ["Normal", "Flying"], attack: 90, defense: 65, hp: 65 },</text:span></text:span></text:p>
      <text:p text:style-name="P7"><text:span text:style-name="Source_20_Text"><text:span text:style-name="T2"><text:s text:c="4"/></text:span></text:span><text:span text:style-name="Source_20_Text"><text:span text:style-name="T1">{ id: 23, name: "Ekans", img: "https://projectpokemon.org/images/normal-sprite/ekans.gif", types: ["Poison"], attack: 60, defense: 44, hp: 35 },</text:span></text:span></text:p>
      <text:p text:style-name="P7"><text:span text:style-name="Source_20_Text"><text:span text:style-name="T2"><text:s text:c="4"/></text:span></text:span><text:span text:style-name="Source_20_Text"><text:span text:style-name="T1">{ id: 24, name: "Arbok", img: "https://projectpokemon.org/images/normal-sprite/arbok.gif", types: ["Poison"], attack: 85, defense: 69, hp: 60 },</text:span></text:span></text:p>
      <text:p text:style-name="P7"><text:span text:style-name="Source_20_Text"><text:span text:style-name="T2"><text:s text:c="4"/></text:span></text:span><text:span text:style-name="Source_20_Text"><text:span text:style-name="T1">{ id: 25, name: "Pikachu", img: "https://projectpokemon.org/images/normal-sprite/pikachu.gif", types: ["Electric"], attack: 55, defense: 40, hp: 35 },</text:span></text:span></text:p>
      <text:p text:style-name="P7"><text:span text:style-name="Source_20_Text"><text:span text:style-name="T2"><text:s text:c="4"/></text:span></text:span><text:span text:style-name="Source_20_Text"><text:span text:style-name="T1">{ id: 26, name: "Raichu", img: "https://projectpokemon.org/images/normal-sprite/raichu.gif", types: ["Electric"], attack: 90, defense: 55, hp: 60 },</text:span></text:span></text:p>
      <text:p text:style-name="P7"><text:span text:style-name="Source_20_Text"><text:span text:style-name="T2"><text:s text:c="4"/></text:span></text:span><text:span text:style-name="Source_20_Text"><text:span text:style-name="T1">{ id: 27, name: "Sandshrew", img: "https://projectpokemon.org/images/normal-sprite/sandshrew.gif", types: ["Ground"], attack: 75, defense: 85, hp: 50 },</text:span></text:span></text:p>
      <text:p text:style-name="P7"><text:span text:style-name="Source_20_Text"><text:span text:style-name="T2"><text:s text:c="4"/></text:span></text:span><text:span text:style-name="Source_20_Text"><text:span text:style-name="T1">{ id: 28, name: "Sandslash", img: "https://projectpokemon.org/images/normal-sprite/sandslash.gif", types: ["Ground"], attack: 100, defense: 110, hp: 75 },</text:span></text:span></text:p>
      <text:p text:style-name="P7"><text:span text:style-name="Source_20_Text"><text:span text:style-name="T2"><text:s text:c="4"/></text:span></text:span><text:span text:style-name="Source_20_Text"><text:span text:style-name="T1">{ id: 29, name: "Nidoran♀", img: "https://projectpokemon.org/images/normal-sprite/nidoran_f.gif", types: ["Poison"], attack: 47, defense: 52, hp: 55 },</text:span></text:span></text:p>
      <text:p text:style-name="P7"><text:span text:style-name="Source_20_Text"><text:span text:style-name="T2"><text:s text:c="4"/></text:span></text:span><text:span text:style-name="Source_20_Text"><text:span text:style-name="T1">{ id: 30, name: "Nidorina", img: "https://projectpokemon.org/images/normal-sprite/nidorina.gif", types: ["Poison"], attack: 62, defense: 67, hp: 70 },</text:span></text:span></text:p>
      <text:p text:style-name="P7"><text:soft-page-break/><text:span text:style-name="Source_20_Text"><text:span text:style-name="T2"><text:s text:c="4"/></text:span></text:span><text:span text:style-name="Source_20_Text"><text:span text:style-name="T1">{ id: 31, name: "Nidoqueen", img: "https://projectpokemon.org/images/normal-sprite/nidoqueen.gif", types: ["Poison", "Ground"], attack: 92, defense: 87, hp: 90 },</text:span></text:span></text:p>
      <text:p text:style-name="P7"><text:span text:style-name="Source_20_Text"><text:span text:style-name="T2"><text:s text:c="4"/></text:span></text:span><text:span text:style-name="Source_20_Text"><text:span text:style-name="T1">{ id: 32, name: "Nidoran♂", img: "https://projectpokemon.org/images/normal-sprite/nidoran_m.gif", types: ["Poison"], attack: 57, defense: 40, hp: 46 },</text:span></text:span></text:p>
      <text:p text:style-name="P7"><text:span text:style-name="Source_20_Text"><text:span text:style-name="T2"><text:s text:c="4"/></text:span></text:span><text:span text:style-name="Source_20_Text"><text:span text:style-name="T1">{ id: 33, name: "Nidorino", img: "https://projectpokemon.org/images/normal-sprite/nidorino.gif", types: ["Poison"], attack: 72, defense: 57, hp: 61 },</text:span></text:span></text:p>
      <text:p text:style-name="P7"><text:span text:style-name="Source_20_Text"><text:span text:style-name="T2"><text:s text:c="4"/></text:span></text:span><text:span text:style-name="Source_20_Text"><text:span text:style-name="T1">{ id: 34, name: "Nidoking", img: "https://projectpokemon.org/images/normal-sprite/nidoking.gif", types: ["Poison", "Ground"], attack: 102, defense: 77, hp: 81 },</text:span></text:span></text:p>
      <text:p text:style-name="P7"><text:span text:style-name="Source_20_Text"><text:span text:style-name="T2"><text:s text:c="4"/></text:span></text:span><text:span text:style-name="Source_20_Text"><text:span text:style-name="T1">{ id: 35, name: "Clefairy", img: "https://projectpokemon.org/images/normal-sprite/clefairy.gif", types: ["Fairy"], attack: 45, defense: 48, hp: 70 },</text:span></text:span></text:p>
      <text:p text:style-name="P7"><text:span text:style-name="Source_20_Text"><text:span text:style-name="T2"><text:s text:c="4"/></text:span></text:span><text:span text:style-name="Source_20_Text"><text:span text:style-name="T1">{ id: 36, name: "Clefable", img: "https://projectpokemon.org/images/normal-sprite/clefable.gif", types: ["Fairy"], attack: 70, defense: 73, hp: 95 },</text:span></text:span></text:p>
      <text:p text:style-name="P7"><text:span text:style-name="Source_20_Text"><text:span text:style-name="T2"><text:s text:c="4"/></text:span></text:span><text:span text:style-name="Source_20_Text"><text:span text:style-name="T1">{ id: 37, name: "Vulpix", img: "https://projectpokemon.org/images/normal-sprite/vulpix.gif", types: ["Fire"], attack: 41, defense: 40, hp: 38 },</text:span></text:span></text:p>
      <text:p text:style-name="P7"><text:span text:style-name="Source_20_Text"><text:span text:style-name="T2"><text:s text:c="4"/></text:span></text:span><text:span text:style-name="Source_20_Text"><text:span text:style-name="T1">{ id: 38, name: "Ninetales", img: "https://projectpokemon.org/images/normal-sprite/ninetales.gif", types: ["Fire"], attack: 76, defense: 75, hp: 73 },</text:span></text:span></text:p>
      <text:p text:style-name="P7"><text:span text:style-name="Source_20_Text"><text:span text:style-name="T2"><text:s text:c="4"/></text:span></text:span><text:span text:style-name="Source_20_Text"><text:span text:style-name="T1">{ id: 39, name: "Jigglypuff", img: "https://projectpokemon.org/images/normal-sprite/jigglypuff.gif", types: ["Normal", "Fairy"], attack: 45, defense: 20, hp: 115 },</text:span></text:span></text:p>
      <text:p text:style-name="P7"><text:span text:style-name="Source_20_Text"><text:span text:style-name="T2"><text:s text:c="4"/></text:span></text:span><text:span text:style-name="Source_20_Text"><text:span text:style-name="T1">{ id: 40, name: "Wigglytuff", img: "https://projectpokemon.org/images/normal-sprite/wigglytuff.gif", types: ["Normal", "Fairy"], attack: 70, defense: 45, hp: 140 },</text:span></text:span></text:p>
      <text:p text:style-name="P7"><text:span text:style-name="Source_20_Text"><text:span text:style-name="T2"><text:s text:c="4"/></text:span></text:span><text:span text:style-name="Source_20_Text"><text:span text:style-name="T1">{ id: 41, name: "Zubat", img: "https://projectpokemon.org/images/normal-sprite/zubat.gif", types: ["Poison", "Flying"], attack: 45, defense: 35, hp: 40 },</text:span></text:span></text:p>
      <text:p text:style-name="P7"><text:span text:style-name="Source_20_Text"><text:span text:style-name="T2"><text:s text:c="4"/></text:span></text:span><text:span text:style-name="Source_20_Text"><text:span text:style-name="T1">{ id: 42, name: "Golbat", img: "https://projectpokemon.org/images/normal-sprite/golbat.gif", types: ["Poison", "Flying"], attack: 80, defense: 70, hp: 75 },</text:span></text:span></text:p>
      <text:p text:style-name="P7"><text:span text:style-name="Source_20_Text"><text:span text:style-name="T2"><text:s text:c="4"/></text:span></text:span><text:span text:style-name="Source_20_Text"><text:span text:style-name="T1">{ id: 43, name: "Oddish", img: "https://projectpokemon.org/images/normal-sprite/oddish.gif", types: ["Grass", "Poison"], attack: 50, defense: 55, hp: 45 },</text:span></text:span></text:p>
      <text:p text:style-name="P7"><text:span text:style-name="Source_20_Text"><text:span text:style-name="T2"><text:s text:c="4"/></text:span></text:span><text:span text:style-name="Source_20_Text"><text:span text:style-name="T1">{ id: 44, name: "Gloom", img: "https://projectpokemon.org/images/normal-sprite/gloom.gif", types: ["Grass", "Poison"], attack: 65, defense: 70, hp: 60 },</text:span></text:span></text:p>
      <text:p text:style-name="P7"><text:span text:style-name="Source_20_Text"><text:span text:style-name="T2"><text:s text:c="4"/></text:span></text:span><text:span text:style-name="Source_20_Text"><text:span text:style-name="T1">{ id: 45, name: "Vileplume", img: "https://projectpokemon.org/images/normal-sprite/vileplume.gif", types: ["Grass", "Poison"], attack: 80, defense: 85, hp: 75 },</text:span></text:span></text:p>
      <text:p text:style-name="P7"><text:soft-page-break/><text:span text:style-name="Source_20_Text"><text:span text:style-name="T2"><text:s text:c="4"/></text:span></text:span><text:span text:style-name="Source_20_Text"><text:span text:style-name="T1">{ id: 46, name: "Paras", img: "https://projectpokemon.org/images/normal-sprite/paras.gif", types: ["Bug", "Grass"], attack: 70, defense: 55, hp: 35 },</text:span></text:span></text:p>
      <text:p text:style-name="P7"><text:span text:style-name="Source_20_Text"><text:span text:style-name="T2"><text:s text:c="4"/></text:span></text:span><text:span text:style-name="Source_20_Text"><text:span text:style-name="T1">{ id: 47, name: "Parasect", img: "https://projectpokemon.org/images/normal-sprite/parasect.gif", types: ["Bug", "Grass"], attack: 95, defense: 80, hp: 60 },</text:span></text:span></text:p>
      <text:p text:style-name="P7"><text:span text:style-name="Source_20_Text"><text:span text:style-name="T2"><text:s text:c="4"/></text:span></text:span><text:span text:style-name="Source_20_Text"><text:span text:style-name="T1">{ id: 48, name: "Venonat", img: "https://projectpokemon.org/images/normal-sprite/venonat.gif", types: ["Bug", "Poison"], attack: 55, defense: 50, hp: 60 },</text:span></text:span></text:p>
      <text:p text:style-name="P7"><text:span text:style-name="Source_20_Text"><text:span text:style-name="T2"><text:s text:c="4"/></text:span></text:span><text:span text:style-name="Source_20_Text"><text:span text:style-name="T1">{ id: 49, name: "Venomoth", img: "https://projectpokemon.org/images/normal-sprite/venomoth.gif", types: ["Bug", "Poison"], attack: 65, defense: 60, hp: 70 },</text:span></text:span></text:p>
      <text:p text:style-name="P7"><text:span text:style-name="Source_20_Text"><text:span text:style-name="T2"><text:s text:c="4"/></text:span></text:span><text:span text:style-name="Source_20_Text"><text:span text:style-name="T1">{ id: 50, name: "Diglett", img: "https://projectpokemon.org/images/normal-sprite/diglett.gif", types: ["Ground"], attack: 55, defense: 25, hp: 10 },</text:span></text:span></text:p>
      <text:p text:style-name="P7"><text:span text:style-name="Source_20_Text"><text:span text:style-name="T2"><text:s text:c="4"/></text:span></text:span><text:span text:style-name="Source_20_Text"><text:span text:style-name="T1">{ id: 51, name: "Dugtrio", img: "https://projectpokemon.org/images/normal-sprite/dugtrio.gif", types: ["Ground"], attack: 100, defense: 50, hp: 35 },</text:span></text:span></text:p>
      <text:p text:style-name="P7"><text:span text:style-name="Source_20_Text"><text:span text:style-name="T2"><text:s text:c="4"/></text:span></text:span><text:span text:style-name="Source_20_Text"><text:span text:style-name="T1">{ id: 52, name: "Meowth", img: "https://projectpokemon.org/images/normal-sprite/meowth.gif", types: ["Normal"], attack: 45, defense: 35, hp: 40 },</text:span></text:span></text:p>
      <text:p text:style-name="P7"><text:span text:style-name="Source_20_Text"><text:span text:style-name="T2"><text:s text:c="4"/></text:span></text:span><text:span text:style-name="Source_20_Text"><text:span text:style-name="T1">{ id: 53, name: "Persian", img: "https://projectpokemon.org/images/normal-sprite/persian.gif", types: ["Normal"], attack: 70, defense: 60, hp: 65 },</text:span></text:span></text:p>
      <text:p text:style-name="P7"><text:span text:style-name="Source_20_Text"><text:span text:style-name="T2"><text:s text:c="4"/></text:span></text:span><text:span text:style-name="Source_20_Text"><text:span text:style-name="T1">{ id: 54, name: "Psyduck", img: "https://projectpokemon.org/images/normal-sprite/psyduck.gif", types: ["Water"], attack: 52, defense: 48, hp: 50 },</text:span></text:span></text:p>
      <text:p text:style-name="P7"><text:span text:style-name="Source_20_Text"><text:span text:style-name="T2"><text:s text:c="4"/></text:span></text:span><text:span text:style-name="Source_20_Text"><text:span text:style-name="T1">{ id: 55, name: "Golduck", img: "https://projectpokemon.org/images/normal-sprite/golduck.gif", types: ["Water"], attack: 82, defense: 78, hp: 80 },</text:span></text:span></text:p>
      <text:p text:style-name="P7"><text:span text:style-name="Source_20_Text"><text:span text:style-name="T2"><text:s text:c="4"/></text:span></text:span><text:span text:style-name="Source_20_Text"><text:span text:style-name="T1">{ id: 56, name: "Mankey", img: "https://projectpokemon.org/images/normal-sprite/mankey.gif", types: ["Fighting"], attack: 80, defense: 35, hp: 40 },</text:span></text:span></text:p>
      <text:p text:style-name="P7"><text:span text:style-name="Source_20_Text"><text:span text:style-name="T2"><text:s text:c="4"/></text:span></text:span><text:span text:style-name="Source_20_Text"><text:span text:style-name="T1">{ id: 57, name: "Primeape", img: "https://projectpokemon.org/images/normal-sprite/primeape.gif", types: ["Fighting"], attack: 105, defense: 60, hp: 65 },</text:span></text:span></text:p>
      <text:p text:style-name="P7"><text:span text:style-name="Source_20_Text"><text:span text:style-name="T2"><text:s text:c="4"/></text:span></text:span><text:span text:style-name="Source_20_Text"><text:span text:style-name="T1">{ id: 58, name: "Growlithe", img: "https://projectpokemon.org/images/normal-sprite/growlithe.gif", types: ["Fire"], attack: 70, defense: 45, hp: 55 },</text:span></text:span></text:p>
      <text:p text:style-name="P7"><text:span text:style-name="Source_20_Text"><text:span text:style-name="T2"><text:s text:c="4"/></text:span></text:span><text:span text:style-name="Source_20_Text"><text:span text:style-name="T1">{ id: 59, name: "Arcanine", img: "https://projectpokemon.org/images/normal-sprite/arcanine.gif", types: ["Fire"], attack: 110, defense: 80, hp: 90 },</text:span></text:span></text:p>
      <text:p text:style-name="P7"><text:span text:style-name="Source_20_Text"><text:span text:style-name="T2"><text:s text:c="4"/></text:span></text:span><text:span text:style-name="Source_20_Text"><text:span text:style-name="T1">{ id: 60, name: "Poliwag", img: "https://projectpokemon.org/images/normal-sprite/poliwag.gif", types: ["Water"], attack: 50, defense: 40, hp: 40 },</text:span></text:span></text:p>
      <text:p text:style-name="P7"><text:soft-page-break/><text:span text:style-name="Source_20_Text"><text:span text:style-name="T2"><text:s text:c="4"/></text:span></text:span><text:span text:style-name="Source_20_Text"><text:span text:style-name="T1">{ id: 61, name: "Poliwhirl", img: "https://projectpokemon.org/images/normal-sprite/poliwhirl.gif", types: ["Water"], attack: 65, defense: 65, hp: 65 },</text:span></text:span></text:p>
      <text:p text:style-name="P7"><text:span text:style-name="Source_20_Text"><text:span text:style-name="T2"><text:s text:c="4"/></text:span></text:span><text:span text:style-name="Source_20_Text"><text:span text:style-name="T1">{ id: 62, name: "Poliwrath", img: "https://projectpokemon.org/images/normal-sprite/poliwrath.gif", types: ["Water", "Fighting"], attack: 85, defense: 95, hp: 90 },</text:span></text:span></text:p>
      <text:p text:style-name="P7"><text:span text:style-name="Source_20_Text"><text:span text:style-name="T2"><text:s text:c="4"/></text:span></text:span><text:span text:style-name="Source_20_Text"><text:span text:style-name="T1">{ id: 63, name: "Abra", img: "https://projectpokemon.org/images/normal-sprite/abra.gif", types: ["Psychic"], attack: 20, defense: 15, hp: 25 },</text:span></text:span></text:p>
      <text:p text:style-name="P7"><text:span text:style-name="Source_20_Text"><text:span text:style-name="T2"><text:s text:c="4"/></text:span></text:span><text:span text:style-name="Source_20_Text"><text:span text:style-name="T1">{ id: 64, name: "Kadabra", img: "https://projectpokemon.org/images/normal-sprite/kadabra.gif", types: ["Psychic"], attack: 35, defense: 30, hp: 40 },</text:span></text:span></text:p>
      <text:p text:style-name="P7"><text:span text:style-name="Source_20_Text"><text:span text:style-name="T2"><text:s text:c="4"/></text:span></text:span><text:span text:style-name="Source_20_Text"><text:span text:style-name="T1">{ id: 65, name: "Alakazam", img: "https://projectpokemon.org/images/normal-sprite/alakazam.gif", types: ["Psychic"], attack: 50, defense: 45, hp: 55 },</text:span></text:span></text:p>
      <text:p text:style-name="P7"><text:span text:style-name="Source_20_Text"><text:span text:style-name="T2"><text:s text:c="4"/></text:span></text:span><text:span text:style-name="Source_20_Text"><text:span text:style-name="T1">{ id: 66, name: "Machop", img: "https://projectpokemon.org/images/normal-sprite/machop.gif", types: ["Fighting"], attack: 80, defense: 50, hp: 70 },</text:span></text:span></text:p>
      <text:p text:style-name="P7"><text:span text:style-name="Source_20_Text"><text:span text:style-name="T2"><text:s text:c="4"/></text:span></text:span><text:span text:style-name="Source_20_Text"><text:span text:style-name="T1">{ id: 67, name: "Machoke", img: "https://projectpokemon.org/images/normal-sprite/machoke.gif", types: ["Fighting"], attack: 100, defense: 70, hp: 80 },</text:span></text:span></text:p>
      <text:p text:style-name="P7"><text:span text:style-name="Source_20_Text"><text:span text:style-name="T2"><text:s text:c="4"/></text:span></text:span><text:span text:style-name="Source_20_Text"><text:span text:style-name="T1">{ id: 68, name: "Machamp", img: "https://projectpokemon.org/images/normal-sprite/machamp.gif", types: ["Fighting"], attack: 130, defense: 80, hp: 90 },</text:span></text:span></text:p>
      <text:p text:style-name="P7"><text:span text:style-name="Source_20_Text"><text:span text:style-name="T2"><text:s text:c="4"/></text:span></text:span><text:span text:style-name="Source_20_Text"><text:span text:style-name="T1">{ id: 69, name: "Bellsprout", img: "https://projectpokemon.org/images/normal-sprite/bellsprout.gif", types: ["Grass", "Poison"], attack: 75, defense: 35, hp: 50 },</text:span></text:span></text:p>
      <text:p text:style-name="P7"><text:span text:style-name="Source_20_Text"><text:span text:style-name="T2"><text:s text:c="4"/></text:span></text:span><text:span text:style-name="Source_20_Text"><text:span text:style-name="T1">{ id: 70, name: "Weepinbell", img: "https://projectpokemon.org/images/normal-sprite/weepinbell.gif", types: ["Grass", "Poison"], attack: 90, defense: 50, hp: 65 },</text:span></text:span></text:p>
      <text:p text:style-name="P7"><text:span text:style-name="Source_20_Text"><text:span text:style-name="T2"><text:s text:c="4"/></text:span></text:span><text:span text:style-name="Source_20_Text"><text:span text:style-name="T1">{ id: 71, name: "Victreebel", img: "https://projectpokemon.org/images/normal-sprite/victreebel.gif", types: ["Grass", "Poison"], attack: 105, defense: 65, hp: 80 },</text:span></text:span></text:p>
      <text:p text:style-name="P7"><text:span text:style-name="Source_20_Text"><text:span text:style-name="T2"><text:s text:c="4"/></text:span></text:span><text:span text:style-name="Source_20_Text"><text:span text:style-name="T1">{ id: 72, name: "Tentacool", img: "https://projectpokemon.org/images/normal-sprite/tentacool.gif", types: ["Water", "Poison"], attack: 40, defense: 35, hp: 40 },</text:span></text:span></text:p>
      <text:p text:style-name="P7"><text:span text:style-name="Source_20_Text"><text:span text:style-name="T2"><text:s text:c="4"/></text:span></text:span><text:span text:style-name="Source_20_Text"><text:span text:style-name="T1">{ id: 73, name: "Tentacruel", img: "https://projectpokemon.org/images/normal-sprite/tentacruel.gif", types: ["Water", "Poison"], attack: 50, defense: 40, hp: 50 },</text:span></text:span></text:p>
      <text:p text:style-name="P7"><text:span text:style-name="Source_20_Text"><text:span text:style-name="T2"><text:s text:c="4"/></text:span></text:span><text:span text:style-name="Source_20_Text"><text:span text:style-name="T1">{ id: 74, name: "Geodude", img: "https://projectpokemon.org/images/normal-sprite/geodude.gif", types: ["Rock", "Ground"], attack: 55, defense: 45, hp: 55 },</text:span></text:span></text:p>
      <text:p text:style-name="P7"><text:span text:style-name="Source_20_Text"><text:span text:style-name="T2"><text:s text:c="4"/></text:span></text:span><text:span text:style-name="Source_20_Text"><text:span text:style-name="T1">{ id: 75, name: "Graveler", img: "https://projectpokemon.org/images/normal-sprite/graveler.gif", types: ["Rock", "Ground"], attack: 60, defense: 50, hp: 60 },</text:span></text:span></text:p>
      <text:p text:style-name="P7"><text:soft-page-break/><text:span text:style-name="Source_20_Text"><text:span text:style-name="T2"><text:s text:c="4"/></text:span></text:span><text:span text:style-name="Source_20_Text"><text:span text:style-name="T1">{ id: 76, name: "Golem", img: "https://projectpokemon.org/images/normal-sprite/golem.gif", types: ["Rock", "Ground"], attack: 65, defense: 55, hp: 65 },</text:span></text:span></text:p>
      <text:p text:style-name="P7"><text:span text:style-name="Source_20_Text"><text:span text:style-name="T2"><text:s text:c="4"/></text:span></text:span><text:span text:style-name="Source_20_Text"><text:span text:style-name="T1">{ id: 77, name: "Ponyta", img: "https://projectpokemon.org/images/normal-sprite/ponyta.gif", types: ["Fire"], attack: 60, defense: 45, hp: 50 },</text:span></text:span></text:p>
      <text:p text:style-name="P7"><text:span text:style-name="Source_20_Text"><text:span text:style-name="T2"><text:s text:c="4"/></text:span></text:span><text:span text:style-name="Source_20_Text"><text:span text:style-name="T1">{ id: 78, name: "Rapidash", img: "https://projectpokemon.org/images/normal-sprite/rapidash.gif", types: ["Fire"], attack: 65, defense: 55, hp: 65 },</text:span></text:span></text:p>
      <text:p text:style-name="P7"><text:span text:style-name="Source_20_Text"><text:span text:style-name="T2"><text:s text:c="4"/></text:span></text:span><text:span text:style-name="Source_20_Text"><text:span text:style-name="T1">{ id: 79, name: "Slowpoke", img: "https://projectpokemon.org/images/normal-sprite/slowpoke.gif", types: ["Water", "Psychic"], attack: 55, defense: 45, hp: 50 },</text:span></text:span></text:p>
      <text:p text:style-name="P7"><text:span text:style-name="Source_20_Text"><text:span text:style-name="T2"><text:s text:c="4"/></text:span></text:span><text:span text:style-name="Source_20_Text"><text:span text:style-name="T1">{ id: 80, name: "Slowbro", img: "https://projectpokemon.org/images/normal-sprite/slowbro.gif", types: ["Water", "Psychic"], attack: 65, defense: 50, hp: 65 },</text:span></text:span></text:p>
      <text:p text:style-name="P7"><text:span text:style-name="Source_20_Text"><text:span text:style-name="T2"><text:s text:c="4"/></text:span></text:span><text:span text:style-name="Source_20_Text"><text:span text:style-name="T1">{ id: 81, name: "Magnemite", img: "https://projectpokemon.org/images/normal-sprite/magnemite.gif", types: ["Electric", "Steel"], attack: 45, defense: 40, hp: 35 },</text:span></text:span></text:p>
      <text:p text:style-name="P7"><text:span text:style-name="Source_20_Text"><text:span text:style-name="T2"><text:s text:c="4"/></text:span></text:span><text:span text:style-name="Source_20_Text"><text:span text:style-name="T1">{ id: 82, name: "Magneton", img: "https://projectpokemon.org/images/normal-sprite/magneton.gif", types: ["Electric", "Steel"], attack: 50, defense: 50, hp: 45 },</text:span></text:span></text:p>
      <text:p text:style-name="P7"><text:span text:style-name="Source_20_Text"><text:span text:style-name="T2"><text:s text:c="4"/></text:span></text:span><text:span text:style-name="Source_20_Text"><text:span text:style-name="T1">{ id: 83, name: "Farfetch’d", img: "https://projectpokemon.org/images/normal-sprite/farfetchd.gif", types: ["Normal", "Flying"], attack: 65, defense: 55, hp: 52 },</text:span></text:span></text:p>
      <text:p text:style-name="P7"><text:span text:style-name="Source_20_Text"><text:span text:style-name="T2"><text:s text:c="4"/></text:span></text:span><text:span text:style-name="Source_20_Text"><text:span text:style-name="T1">{ id: 84, name: "Doduo", img: "https://projectpokemon.org/images/normal-sprite/doduo.gif", types: ["Normal", "Flying"], attack: 85, defense: 45, hp: 65 },</text:span></text:span></text:p>
      <text:p text:style-name="P7"><text:span text:style-name="Source_20_Text"><text:span text:style-name="T2"><text:s text:c="4"/></text:span></text:span><text:span text:style-name="Source_20_Text"><text:span text:style-name="T1">{ id: 85, name: "Dodrio", img: "https://projectpokemon.org/images/normal-sprite/dodrio.gif", types: ["Normal", "Flying"], attack: 110, defense: 70, hp: 95 },</text:span></text:span></text:p>
      <text:p text:style-name="P7"><text:span text:style-name="Source_20_Text"><text:span text:style-name="T2"><text:s text:c="4"/></text:span></text:span><text:span text:style-name="Source_20_Text"><text:span text:style-name="T1">{ id: 86, name: "Seel", img: "https://projectpokemon.org/images/normal-sprite/seel.gif", types: ["Water"], attack: 45, defense: 55, hp: 65 },</text:span></text:span></text:p>
      <text:p text:style-name="P7"><text:span text:style-name="Source_20_Text"><text:span text:style-name="T2"><text:s text:c="4"/></text:span></text:span><text:span text:style-name="Source_20_Text"><text:span text:style-name="T1">{ id: 87, name: "Dewgong", img: "https://projectpokemon.org/images/normal-sprite/dewgong.gif", types: ["Water", "Ice"], attack: 70, defense: 80, hp: 90 },</text:span></text:span></text:p>
      <text:p text:style-name="P7"><text:span text:style-name="Source_20_Text"><text:span text:style-name="T2"><text:s text:c="4"/></text:span></text:span><text:span text:style-name="Source_20_Text"><text:span text:style-name="T1">{ id: 88, name: "Grimer", img: "https://projectpokemon.org/images/normal-sprite/grimer.gif", types: ["Poison"], attack: 80, defense: 50, hp: 70 },</text:span></text:span></text:p>
      <text:p text:style-name="P7"><text:span text:style-name="Source_20_Text"><text:span text:style-name="T2"><text:s text:c="4"/></text:span></text:span><text:span text:style-name="Source_20_Text"><text:span text:style-name="T1">{ id: 89, name: "Muk", img: "https://projectpokemon.org/images/normal-sprite/muk.gif", types: ["Poison"], attack: 105, defense: 75, hp: 105 },</text:span></text:span></text:p>
      <text:p text:style-name="P7"><text:span text:style-name="Source_20_Text"><text:span text:style-name="T2"><text:s text:c="4"/></text:span></text:span><text:span text:style-name="Source_20_Text"><text:span text:style-name="T1">{ id: 90, name: "Shellder", img: "https://projectpokemon.org/images/normal-sprite/shellder.gif", types: ["Water"], attack: 65, defense: 100, hp: 30 },</text:span></text:span></text:p>
      <text:p text:style-name="P7"><text:soft-page-break/><text:span text:style-name="Source_20_Text"><text:span text:style-name="T2"><text:s text:c="4"/></text:span></text:span><text:span text:style-name="Source_20_Text"><text:span text:style-name="T1">{ id: 91, name: "Cloyster", img: "https://projectpokemon.org/images/normal-sprite/cloyster.gif", types: ["Water", "Ice"], attack: 95, defense: 180, hp: 50 },</text:span></text:span></text:p>
      <text:p text:style-name="P7"><text:span text:style-name="Source_20_Text"><text:span text:style-name="T2"><text:s text:c="4"/></text:span></text:span><text:span text:style-name="Source_20_Text"><text:span text:style-name="T1">{ id: 92, name: "Gastly", img: "https://projectpokemon.org/images/normal-sprite/gastly.gif", types: ["Ghost", "Poison"], attack: 35, defense: 30, hp: 30 },</text:span></text:span></text:p>
      <text:p text:style-name="P7"><text:span text:style-name="Source_20_Text"><text:span text:style-name="T2"><text:s text:c="4"/></text:span></text:span><text:span text:style-name="Source_20_Text"><text:span text:style-name="T1">{ id: 93, name: "Haunter", img: "https://projectpokemon.org/images/normal-sprite/haunter.gif", types: ["Ghost", "Poison"], attack: 50, defense: 45, hp: 45 },</text:span></text:span></text:p>
      <text:p text:style-name="P7"><text:span text:style-name="Source_20_Text"><text:span text:style-name="T2"><text:s text:c="4"/></text:span></text:span><text:span text:style-name="Source_20_Text"><text:span text:style-name="T1">{ id: 94, name: "Gengar", img: "https://projectpokemon.org/images/normal-sprite/gengar.gif", types: ["Ghost", "Poison"], attack: 65, defense: 60, hp: 60 },</text:span></text:span></text:p>
      <text:p text:style-name="P7"><text:span text:style-name="Source_20_Text"><text:span text:style-name="T2"><text:s text:c="4"/></text:span></text:span><text:span text:style-name="Source_20_Text"><text:span text:style-name="T1">{ id: 95, name: "Onix", img: "https://projectpokemon.org/images/normal-sprite/onix.gif", types: ["Rock", "Ground"], attack: 45, defense: 160, hp: 35 },</text:span></text:span></text:p>
      <text:p text:style-name="P7"><text:span text:style-name="Source_20_Text"><text:span text:style-name="T2"><text:s text:c="4"/></text:span></text:span><text:span text:style-name="Source_20_Text"><text:span text:style-name="T1">{ id: 96, name: "Drowzee", img: "https://projectpokemon.org/images/normal-sprite/drowzee.gif", types: ["Psychic"], attack: 48, defense: 45, hp: 60 },</text:span></text:span></text:p>
      <text:p text:style-name="P7"><text:span text:style-name="Source_20_Text"><text:span text:style-name="T2"><text:s text:c="4"/></text:span></text:span><text:span text:style-name="Source_20_Text"><text:span text:style-name="T1">{ id: 97, name: "Hypno", img: "https://projectpokemon.org/images/normal-sprite/hypno.gif", types: ["Psychic"], attack: 73, defense: 70, hp: 85 },</text:span></text:span></text:p>
      <text:p text:style-name="P7"><text:span text:style-name="Source_20_Text"><text:span text:style-name="T2"><text:s text:c="4"/></text:span></text:span><text:span text:style-name="Source_20_Text"><text:span text:style-name="T1">{ id: 98, name: "Krabby", img: "https://projectpokemon.org/images/normal-sprite/krabby.gif", types: ["Water"], attack: 105, defense: 90, hp: 30 },</text:span></text:span></text:p>
      <text:p text:style-name="P7"><text:span text:style-name="Source_20_Text"><text:span text:style-name="T2"><text:s text:c="4"/></text:span></text:span><text:span text:style-name="Source_20_Text"><text:span text:style-name="T1">{ id: 99, name: "Kingler", img: "https://projectpokemon.org/images/normal-sprite/kingler.gif", types: ["Water"], attack: 130, defense: 115, hp: 55 },</text:span></text:span></text:p>
      <text:p text:style-name="P7"><text:span text:style-name="Source_20_Text"><text:span text:style-name="T2"><text:s text:c="4"/></text:span></text:span><text:span text:style-name="Source_20_Text"><text:span text:style-name="T1">{ id: 100, name: "Voltorb", img: "https://projectpokemon.org/images/normal-sprite/voltorb.gif", types: ["Electric"], attack: 30, defense: 50, hp: 40 },</text:span></text:span></text:p>
      <text:p text:style-name="P7"><text:span text:style-name="Source_20_Text"><text:span text:style-name="T2"><text:s text:c="4"/></text:span></text:span><text:span text:style-name="Source_20_Text"><text:span text:style-name="T1">{ id: 101, name: "Electrode", img: "https://projectpokemon.org/images/normal-sprite/electrode.gif", types: ["Electric"], attack: 50, defense: 70, hp: 60 },</text:span></text:span></text:p>
      <text:p text:style-name="P7"><text:span text:style-name="Source_20_Text"><text:span text:style-name="T2"><text:s text:c="4"/></text:span></text:span><text:span text:style-name="Source_20_Text"><text:span text:style-name="T1">{ id: 102, name: "Exeggcute", img: "https://projectpokemon.org/images/normal-sprite/exeggcute.gif", types: ["Grass", "Psychic"], attack: 40, defense: 80, hp: 60 },</text:span></text:span></text:p>
      <text:p text:style-name="P7"><text:span text:style-name="Source_20_Text"><text:span text:style-name="T2"><text:s text:c="4"/></text:span></text:span><text:span text:style-name="Source_20_Text"><text:span text:style-name="T1">{ id: 103, name: "Exeggutor", img: "https://projectpokemon.org/images/normal-sprite/exeggutor.gif", types: ["Grass", "Psychic"], attack: 95, defense: 85, hp: 95 },</text:span></text:span></text:p>
      <text:p text:style-name="P7"><text:span text:style-name="Source_20_Text"><text:span text:style-name="T2"><text:s text:c="4"/></text:span></text:span><text:span text:style-name="Source_20_Text"><text:span text:style-name="T1">{ id: 104, name: "Cubone", img: "https://projectpokemon.org/images/normal-sprite/cubone.gif", types: ["Ground"], attack: 50, defense: 95, hp: 50 },</text:span></text:span></text:p>
      <text:p text:style-name="P7"><text:span text:style-name="Source_20_Text"><text:span text:style-name="T2"><text:s text:c="4"/></text:span></text:span><text:span text:style-name="Source_20_Text"><text:span text:style-name="T1">{ id: 105, name: "Marowak", img: "https://projectpokemon.org/images/normal-sprite/marowak.gif", types: ["Ground"], attack: 80, defense: 110, hp: 60 },</text:span></text:span></text:p>
      <text:p text:style-name="P7"><text:soft-page-break/><text:span text:style-name="Source_20_Text"><text:span text:style-name="T2"><text:s text:c="4"/></text:span></text:span><text:span text:style-name="Source_20_Text"><text:span text:style-name="T1">{ id: 106, name: "Hitmonlee", img: "https://projectpokemon.org/images/normal-sprite/hitmonlee.gif", types: ["Fighting"], attack: 120, defense: 53, hp: 50 },</text:span></text:span></text:p>
      <text:p text:style-name="P7"><text:span text:style-name="Source_20_Text"><text:span text:style-name="T2"><text:s text:c="4"/></text:span></text:span><text:span text:style-name="Source_20_Text"><text:span text:style-name="T1">{ id: 107, name: "Hitmonchan", img: "https://projectpokemon.org/images/normal-sprite/hitmonchan.gif", types: ["Fighting"], attack: 105, defense: 79, hp: 50 },</text:span></text:span></text:p>
      <text:p text:style-name="P7"><text:span text:style-name="Source_20_Text"><text:span text:style-name="T2"><text:s text:c="4"/></text:span></text:span><text:span text:style-name="Source_20_Text"><text:span text:style-name="T1">{ id: 108, name: "Lickitung", img: "https://projectpokemon.org/images/normal-sprite/lickitung.gif", types: ["Normal"], attack: 55, defense: 75, hp: 90 },</text:span></text:span></text:p>
      <text:p text:style-name="P7"><text:span text:style-name="Source_20_Text"><text:span text:style-name="T2"><text:s text:c="4"/></text:span></text:span><text:span text:style-name="Source_20_Text"><text:span text:style-name="T1">{ id: 109, name: "Koffing", img: "https://projectpokemon.org/images/normal-sprite/koffing.gif", types: ["Poison"], attack: 65, defense: 95, hp: 40 },</text:span></text:span></text:p>
      <text:p text:style-name="P7"><text:span text:style-name="Source_20_Text"><text:span text:style-name="T2"><text:s text:c="4"/></text:span></text:span><text:span text:style-name="Source_20_Text"><text:span text:style-name="T1">{ id: 110, name: "Weezing", img: "https://projectpokemon.org/images/normal-sprite/weezing.gif", types: ["Poison"], attack: 90, defense: 120, hp: 65 },</text:span></text:span></text:p>
      <text:p text:style-name="P7"><text:span text:style-name="Source_20_Text"><text:span text:style-name="T2"><text:s text:c="4"/></text:span></text:span><text:span text:style-name="Source_20_Text"><text:span text:style-name="T1">{ id: 111, name: "Rhyhorn", img: "https://projectpokemon.org/images/normal-sprite/rhyhorn.gif", types: ["Ground", "Rock"], attack: 85, defense: 95, hp: 80 },</text:span></text:span></text:p>
      <text:p text:style-name="P7"><text:span text:style-name="Source_20_Text"><text:span text:style-name="T2"><text:s text:c="4"/></text:span></text:span><text:span text:style-name="Source_20_Text"><text:span text:style-name="T1">{ id: 112, name: "Rhydon", img: "https://projectpokemon.org/images/normal-sprite/rhydon.gif", types: ["Ground", "Rock"], attack: 130, defense: 120, hp: 105 },</text:span></text:span></text:p>
      <text:p text:style-name="P7"><text:span text:style-name="Source_20_Text"><text:span text:style-name="T2"><text:s text:c="4"/></text:span></text:span><text:span text:style-name="Source_20_Text"><text:span text:style-name="T1">{ id: 113, name: "Chansey", img: "https://projectpokemon.org/images/normal-sprite/chansey.gif", types: ["Normal"], attack: 5, defense: 5, hp: 250 },</text:span></text:span></text:p>
      <text:p text:style-name="P7"><text:span text:style-name="Source_20_Text"><text:span text:style-name="T2"><text:s text:c="4"/></text:span></text:span><text:span text:style-name="Source_20_Text"><text:span text:style-name="T1">{ id: 114, name: "Tangela", img: "https://projectpokemon.org/images/normal-sprite/tangela.gif", types: ["Grass"], attack: 55, defense: 115, hp: 65 },</text:span></text:span></text:p>
      <text:p text:style-name="P7"><text:span text:style-name="Source_20_Text"><text:span text:style-name="T2"><text:s text:c="4"/></text:span></text:span><text:span text:style-name="Source_20_Text"><text:span text:style-name="T1">{ id: 115, name: "Kangaskhan", img: "https://projectpokemon.org/images/normal-sprite/kangaskhan.gif", types: ["Normal"], attack: 95, defense: 80, hp: 105 },</text:span></text:span></text:p>
      <text:p text:style-name="P7"><text:span text:style-name="Source_20_Text"><text:span text:style-name="T2"><text:s text:c="4"/></text:span></text:span><text:span text:style-name="Source_20_Text"><text:span text:style-name="T1">{ id: 116, name: "Horsea", img: "https://projectpokemon.org/images/normal-sprite/horsea.gif", types: ["Water"], attack: 40, defense: 70, hp: 30 },</text:span></text:span></text:p>
      <text:p text:style-name="P7"><text:span text:style-name="Source_20_Text"><text:span text:style-name="T2"><text:s text:c="4"/></text:span></text:span><text:span text:style-name="Source_20_Text"><text:span text:style-name="T1">{ id: 117, name: "Seadra", img: "https://projectpokemon.org/images/normal-sprite/seadra.gif", types: ["Water"], attack: 65, defense: 95, hp: 55 },</text:span></text:span></text:p>
      <text:p text:style-name="P7"><text:span text:style-name="Source_20_Text"><text:span text:style-name="T2"><text:s text:c="4"/></text:span></text:span><text:span text:style-name="Source_20_Text"><text:span text:style-name="T1">{ id: 118, name: "Goldeen", img: "https://projectpokemon.org/images/normal-sprite/goldeen.gif", types: ["Water"], attack: 67, defense: 60, hp: 45 },</text:span></text:span></text:p>
      <text:p text:style-name="P7"><text:span text:style-name="Source_20_Text"><text:span text:style-name="T2"><text:s text:c="4"/></text:span></text:span><text:span text:style-name="Source_20_Text"><text:span text:style-name="T1">{ id: 119, name: "Seaking", img: "https://projectpokemon.org/images/normal-sprite/seaking.gif", types: ["Water"], attack: 92, defense: 65, hp: 80 },</text:span></text:span></text:p>
      <text:p text:style-name="P7"><text:soft-page-break/><text:span text:style-name="Source_20_Text"><text:span text:style-name="T2"><text:s text:c="4"/></text:span></text:span><text:span text:style-name="Source_20_Text"><text:span text:style-name="T1">{ id: 120, name: "Staryu", img: "https://projectpokemon.org/images/normal-sprite/staryu.gif", types: ["Water"], attack: 45, defense: 55, hp: 30 },</text:span></text:span></text:p>
      <text:p text:style-name="P7"><text:span text:style-name="Source_20_Text"><text:span text:style-name="T2"><text:s text:c="4"/></text:span></text:span><text:span text:style-name="Source_20_Text"><text:span text:style-name="T1">{ id: 121, name: "Starmie", img: "https://projectpokemon.org/images/normal-sprite/starmie.gif", types: ["Water", "Psychic"], attack: 60, defense: 85, hp: 60 },</text:span></text:span></text:p>
      <text:p text:style-name="P7"><text:span text:style-name="Source_20_Text"><text:span text:style-name="T2"><text:s text:c="4"/></text:span></text:span><text:span text:style-name="Source_20_Text"><text:span text:style-name="T1">{ id: 122, name: "Mr. Mime", img: "https://projectpokemon.org/images/normal-sprite/mr.mime.gif", types: ["Psychic", "Fairy"], attack: 45, defense: 65, hp: 40 },</text:span></text:span></text:p>
      <text:p text:style-name="P7"><text:span text:style-name="Source_20_Text"><text:span text:style-name="T2"><text:s text:c="4"/></text:span></text:span><text:span text:style-name="Source_20_Text"><text:span text:style-name="T1">{ id: 123, name: "Scyther", img: "https://projectpokemon.org/images/normal-sprite/scyther.gif", types: ["Bug", "Flying"], attack: 110, defense: 80, hp: 70 },</text:span></text:span></text:p>
      <text:p text:style-name="P7"><text:span text:style-name="Source_20_Text"><text:span text:style-name="T2"><text:s text:c="4"/></text:span></text:span><text:span text:style-name="Source_20_Text"><text:span text:style-name="T1">{ id: 124, name: "Jynx", img: "https://projectpokemon.org/images/normal-sprite/jynx.gif", types: ["Ice", "Psychic"], attack: 50, defense: 35, hp: 65 },</text:span></text:span></text:p>
      <text:p text:style-name="P7"><text:span text:style-name="Source_20_Text"><text:span text:style-name="T2"><text:s text:c="4"/></text:span></text:span><text:span text:style-name="Source_20_Text"><text:span text:style-name="T1">{ id: 125, name: "Electabuzz", img: "https://projectpokemon.org/images/normal-sprite/electabuzz.gif", types: ["Electric"], attack: 83, defense: 57, hp: 65 },</text:span></text:span></text:p>
      <text:p text:style-name="P7"><text:span text:style-name="Source_20_Text"><text:span text:style-name="T2"><text:s text:c="4"/></text:span></text:span><text:span text:style-name="Source_20_Text"><text:span text:style-name="T1">{ id: 126, name: "Magmar", img: "https://projectpokemon.org/images/normal-sprite/magmar.gif", types: ["Fire"], attack: 95, defense: 57, hp: 65 },</text:span></text:span></text:p>
      <text:p text:style-name="P7"><text:span text:style-name="Source_20_Text"><text:span text:style-name="T2"><text:s text:c="4"/></text:span></text:span><text:span text:style-name="Source_20_Text"><text:span text:style-name="T1">{ id: 127, name: "Pinsir", img: "https://projectpokemon.org/images/normal-sprite/pinsir.gif", types: ["Bug"], attack: 125, defense: 100, hp: 65 },</text:span></text:span></text:p>
      <text:p text:style-name="P7"><text:span text:style-name="Source_20_Text"><text:span text:style-name="T2"><text:s text:c="4"/></text:span></text:span><text:span text:style-name="Source_20_Text"><text:span text:style-name="T1">{ id: 128, name: "Tauros", img: "https://projectpokemon.org/images/normal-sprite/tauros.gif", types: ["Normal"], attack: 100, defense: 95, hp: 75 },</text:span></text:span></text:p>
      <text:p text:style-name="P7"><text:span text:style-name="Source_20_Text"><text:span text:style-name="T2"><text:s text:c="4"/></text:span></text:span><text:span text:style-name="Source_20_Text"><text:span text:style-name="T1">{ id: 129, name: "Magikarp", img: "https://projectpokemon.org/images/normal-sprite/magikarp.gif", types: ["Water"], attack: 10, defense: 55, hp: 20 },</text:span></text:span></text:p>
      <text:p text:style-name="P7"><text:span text:style-name="Source_20_Text"><text:span text:style-name="T2"><text:s text:c="4"/></text:span></text:span><text:span text:style-name="Source_20_Text"><text:span text:style-name="T1">{ id: 130, name: "Gyarados", img: "https://projectpokemon.org/images/normal-sprite/gyarados.gif", types: ["Water", "Flying"], attack: 125, defense: 79, hp: 95 },</text:span></text:span></text:p>
      <text:p text:style-name="P7"><text:span text:style-name="Source_20_Text"><text:span text:style-name="T2"><text:s text:c="4"/></text:span></text:span><text:span text:style-name="Source_20_Text"><text:span text:style-name="T1">{ id: 131, name: "Lapras", img: "https://projectpokemon.org/images/normal-sprite/lapras.gif", types: ["Water", "Ice"], attack: 85, defense: 80, hp: 130 },</text:span></text:span></text:p>
      <text:p text:style-name="P7"><text:span text:style-name="Source_20_Text"><text:span text:style-name="T2"><text:s text:c="4"/></text:span></text:span><text:span text:style-name="Source_20_Text"><text:span text:style-name="T1">{ id: 132, name: "Ditto", img: "https://projectpokemon.org/images/normal-sprite/ditto.gif", types: ["Normal"], attack: 48, defense: 48, hp: 48 },</text:span></text:span></text:p>
      <text:p text:style-name="P7"><text:span text:style-name="Source_20_Text"><text:span text:style-name="T2"><text:s text:c="4"/></text:span></text:span><text:span text:style-name="Source_20_Text"><text:span text:style-name="T1">{ id: 133, name: "Eevee", img: "https://projectpokemon.org/images/normal-sprite/eevee.gif", types: ["Normal"], attack: 55, defense: 50, hp: 55 },</text:span></text:span></text:p>
      <text:p text:style-name="P7"><text:span text:style-name="Source_20_Text"><text:span text:style-name="T2"><text:s text:c="4"/></text:span></text:span><text:span text:style-name="Source_20_Text"><text:span text:style-name="T1">{ id: 134, name: "Vaporeon", img: "https://projectpokemon.org/images/normal-sprite/vaporeon.gif", types: ["Water"], attack: 65, defense: 60, hp: 130 },</text:span></text:span></text:p>
      <text:p text:style-name="P7"><text:soft-page-break/><text:span text:style-name="Source_20_Text"><text:span text:style-name="T2"><text:s text:c="4"/></text:span></text:span><text:span text:style-name="Source_20_Text"><text:span text:style-name="T1">{ id: 135, name: "Jolteon", img: "https://projectpokemon.org/images/normal-sprite/jolteon.gif", types: ["Electric"], attack: 65, defense: 60, hp: 65 },</text:span></text:span></text:p>
      <text:p text:style-name="P7"><text:span text:style-name="Source_20_Text"><text:span text:style-name="T2"><text:s text:c="4"/></text:span></text:span><text:span text:style-name="Source_20_Text"><text:span text:style-name="T1">{ id: 136, name: "Flareon", img: "https://projectpokemon.org/images/normal-sprite/flareon.gif", types: ["Fire"], attack: 130, defense: 60, hp: 65 },</text:span></text:span></text:p>
      <text:p text:style-name="P7"><text:span text:style-name="Source_20_Text"><text:span text:style-name="T2"><text:s text:c="4"/></text:span></text:span><text:span text:style-name="Source_20_Text"><text:span text:style-name="T1">{ id: 137, name: "Porygon", img: "https://projectpokemon.org/images/normal-sprite/porygon.gif", types: ["Normal"], attack: 60, defense: 70, hp: 65 },</text:span></text:span></text:p>
      <text:p text:style-name="P7"><text:span text:style-name="Source_20_Text"><text:span text:style-name="T2"><text:s text:c="4"/></text:span></text:span><text:span text:style-name="Source_20_Text"><text:span text:style-name="T1">{ id: 138, name: "Omanyte", img: "https://projectpokemon.org/images/normal-sprite/omanyte.gif", types: ["Rock", "Water"], attack: 40, defense: 100, hp: 35 },</text:span></text:span></text:p>
      <text:p text:style-name="P7"><text:span text:style-name="Source_20_Text"><text:span text:style-name="T2"><text:s text:c="4"/></text:span></text:span><text:span text:style-name="Source_20_Text"><text:span text:style-name="T1">{ id: 139, name: "Omastar", img: "https://projectpokemon.org/images/normal-sprite/omastar.gif", types: ["Rock", "Water"], attack: 60, defense: 125, hp: 70 },</text:span></text:span></text:p>
      <text:p text:style-name="P7"><text:span text:style-name="Source_20_Text"><text:span text:style-name="T2"><text:s text:c="4"/></text:span></text:span><text:span text:style-name="Source_20_Text"><text:span text:style-name="T1">{ id: 140, name: "Kabuto", img: "https://projectpokemon.org/images/normal-sprite/kabuto.gif", types: ["Rock", "Water"], attack: 80, defense: 90, hp: 30 },</text:span></text:span></text:p>
      <text:p text:style-name="P7"><text:span text:style-name="Source_20_Text"><text:span text:style-name="T2"><text:s text:c="4"/></text:span></text:span><text:span text:style-name="Source_20_Text"><text:span text:style-name="T1">{ id: 141, name: "Kabutops", img: "https://projectpokemon.org/images/normal-sprite/kabutops.gif", types: ["Rock", "Water"], attack: 115, defense: 105, hp: 60 },</text:span></text:span></text:p>
      <text:p text:style-name="P7"><text:span text:style-name="Source_20_Text"><text:span text:style-name="T2"><text:s text:c="4"/></text:span></text:span><text:span text:style-name="Source_20_Text"><text:span text:style-name="T1">{ id: 142, name: "Aerodactyl", img: "https://projectpokemon.org/images/normal-sprite/aerodactyl.gif", types: ["Rock", "Flying"], attack: 105, defense: 65, hp: 80 },</text:span></text:span></text:p>
      <text:p text:style-name="P7"><text:span text:style-name="Source_20_Text"><text:span text:style-name="T2"><text:s text:c="4"/></text:span></text:span><text:span text:style-name="Source_20_Text"><text:span text:style-name="T1">{ id: 143, name: "Snorlax", img: "https://projectpokemon.org/images/normal-sprite/snorlax.gif", types: ["Normal"], attack: 110, defense: 65, hp: 160 },</text:span></text:span></text:p>
      <text:p text:style-name="P7"><text:span text:style-name="Source_20_Text"><text:span text:style-name="T2"><text:s text:c="4"/></text:span></text:span><text:span text:style-name="Source_20_Text"><text:span text:style-name="T1">{ id: 144, name: "Articuno", img: "https://projectpokemon.org/images/normal-sprite/articuno.gif", types: ["Ice", "Flying"], attack: 85, defense: 100, hp: 90 },</text:span></text:span></text:p>
      <text:p text:style-name="P7"><text:span text:style-name="Source_20_Text"><text:span text:style-name="T2"><text:s text:c="4"/></text:span></text:span><text:span text:style-name="Source_20_Text"><text:span text:style-name="T1">{ id: 145, name: "Zapdos", img: "https://projectpokemon.org/images/normal-sprite/zapdos.gif", types: ["Electric", "Flying"], attack: 90, defense: 85, hp: 90 },</text:span></text:span></text:p>
      <text:p text:style-name="P7"><text:span text:style-name="Source_20_Text"><text:span text:style-name="T2"><text:s text:c="4"/></text:span></text:span><text:span text:style-name="Source_20_Text"><text:span text:style-name="T1">{ id: 146, name: "Moltres", img: "https://projectpokemon.org/images/normal-sprite/moltres.gif", types: ["Fire", "Flying"], attack: 100, defense: 90, hp: 90 },</text:span></text:span></text:p>
      <text:p text:style-name="P7"><text:span text:style-name="Source_20_Text"><text:span text:style-name="T2"><text:s text:c="4"/></text:span></text:span><text:span text:style-name="Source_20_Text"><text:span text:style-name="T1">{ id: 147, name: "Dratini", img: "https://projectpokemon.org/images/normal-sprite/dratini.gif", types: ["Dragon"], attack: 64, defense: 45, hp: 41 },</text:span></text:span></text:p>
      <text:p text:style-name="P7"><text:span text:style-name="Source_20_Text"><text:span text:style-name="T2"><text:s text:c="4"/></text:span></text:span><text:span text:style-name="Source_20_Text"><text:span text:style-name="T1">{ id: 148, name: "Dragonair", img: "https://projectpokemon.org/images/normal-sprite/dragonair.gif", types: ["Dragon"], attack: 84, defense: 65, hp: 61 },</text:span></text:span></text:p>
      <text:p text:style-name="P7"><text:soft-page-break/><text:span text:style-name="Source_20_Text"><text:span text:style-name="T2"><text:s text:c="4"/></text:span></text:span><text:span text:style-name="Source_20_Text"><text:span text:style-name="T1">{ id: 149, name: "Dragonite", img: "https://projectpokemon.org/images/normal-sprite/dragonite.gif", types: ["Dragon", "Flying"], attack: 134, defense: 95, hp: 91 },</text:span></text:span></text:p>
      <text:p text:style-name="P7"><text:span text:style-name="Source_20_Text"><text:span text:style-name="T2"><text:s text:c="4"/></text:span></text:span><text:span text:style-name="Source_20_Text"><text:span text:style-name="T1">{ id: 150, name: "Mewtwo", img: "https://projectpokemon.org/images/normal-sprite/mewtwo.gif", types: ["Psychic"], attack: 110, defense: 90, hp: 106 },</text:span></text:span></text:p>
      <text:p text:style-name="P7"><text:span text:style-name="Source_20_Text"><text:span text:style-name="T2"><text:s text:c="4"/></text:span></text:span><text:span text:style-name="Source_20_Text"><text:span text:style-name="T1">{ id: 151, name: "Mew", img: "https://projectpokemon.org/images/normal-sprite/mew.gif", types: ["Psychic"], attack: 100, defense: 100, hp: 100 }</text:span></text:span></text:p>
      <text:p text:style-name="P8"><text:span text:style-name="Source_20_Text"><text:span text:style-name="T1">];</text:span></text:span></text:p>
      <text:p text:style-name="P2"><draw:a xlink:type="simple" xlink:href="https://ko-fi.com/jgarciadeparedesh02" office:target-frame-name="_blank" xlink:show="new"><draw:frame draw:style-name="fr1" draw:name="Imagen1" text:anchor-type="as-char" svg:width="2cm" svg:height="0.953cm" draw:z-index="0"><draw:image xlink:href="https://storage.ko-fi.com/cdn/kofi2.png?v=3" xlink:type="simple" xlink:show="embed" xlink:actuate="onLoad"/><svg:title>Invítame a un café en ko-fi.com</svg:title></draw:frame></draw:a></text:p>
      <text:p text:style-name="P3"><text:span text:style-name="T2">Made with </text:span><text:a xlink:type="simple" xlink:href="https://squidfunk.github.io/mkdocs-material/" office:target-frame-name="_blank" xlink:show="new" text:style-name="Internet_20_link" text:visited-style-name="Visited_20_Internet_20_Link"><text:span text:style-name="T2">Material for MkDocs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md-code-font-family" svg:font-family="'var md-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9:22:17.240000000</meta:creation-date>
    <dc:date>2024-11-10T18:02:47.060000000</dc:date>
    <meta:editing-duration>PT6H13M26S</meta:editing-duration>
    <meta:editing-cycles>2</meta:editing-cycles>
    <meta:generator>LibreOffice/7.6.2.1$Windows_X86_64 LibreOffice_project/56f7684011345957bbf33a7ee678afaf4d2ba333</meta:generator>
    <meta:document-statistic meta:table-count="0" meta:image-count="1" meta:object-count="0" meta:page-count="13" meta:paragraph-count="202" meta:word-count="2982" meta:character-count="27359" meta:non-whitespace-character-count="23882"/>
  </office:meta>
</office:document-meta>
</file>